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paragraph-properties fo:break-before="page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paragraph-properties>
        <style:tab-stops>
          <style:tab-stop style:type="left" style:position="1.4375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1.4375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2" text:anchor-type="paragraph" svg:x="0in" svg:y="4.8875in" svg:width="7.125in" svg:height="3.84861in" style:rel-width="scale" style:rel-height="scale"><draw:image xlink:href="media/image1.png" xlink:type="simple" xlink:show="embed" xlink:actuate="onLoad"/><svg:title/><svg:desc/></draw:frame></text:span><text:span text:style-name="T3"><draw:frame draw:z-index="251658240" draw:style-name="a1" draw:name="Picture 1" text:anchor-type="paragraph" svg:x="0in" svg:y="0in" svg:width="7.11659in" svg:height="4.89236in" style:rel-width="scale" style:rel-height="scale"><draw:image xlink:href="media/image2.png" xlink:type="simple" xlink:show="embed" xlink:actuate="onLoad"/><svg:title/><svg:desc/></draw:frame></text:span></text:p>
      <text:p text:style-name="P4"/>
      <text:soft-page-break/>
      <text:p text:style-name="Normal"><text:span text:style-name="T5"><draw:frame draw:z-index="251661312" draw:style-name="a2" draw:name="Picture 4" text:anchor-type="paragraph" svg:x="0in" svg:y="4.51528in" svg:width="7.29716in" svg:height="3.47153in" style:rel-width="scale" style:rel-height="scale"><draw:image xlink:href="media/image3.png" xlink:type="simple" xlink:show="embed" xlink:actuate="onLoad"/><svg:title/><svg:desc/></draw:frame></text:span><text:span text:style-name="T6"><draw:frame draw:z-index="251660288" draw:style-name="a3" draw:name="Picture 3" text:anchor-type="paragraph" svg:x="0in" svg:y="0in" svg:width="7.20764in" svg:height="4.51575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"><text:tab/>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vius, Wouter (student)</meta:initial-creator>
    <dc:creator>Mevius, Wouter (student)</dc:creator>
    <meta:creation-date>2017-04-18T11:50:00Z</meta:creation-date>
    <dc:date>2017-04-18T11:54:00Z</dc:date>
    <meta:template xlink:href="Normal" xlink:type="simple"/>
    <meta:editing-cycles>1</meta:editing-cycles>
    <meta:editing-duration>PT240S</meta:editing-duration>
    <meta:document-statistic meta:page-count="3" meta:paragraph-count="1" meta:word-count="2" meta:character-count="19" meta:row-count="1" meta:non-whitespace-character-count="18"/>
  </office:meta>
</office:document-meta>
</file>